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6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5.0319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2.9701in"/>
    </style:style>
    <style:style style:name="co24" style:family="table-column">
      <style:table-column-properties fo:break-before="auto" style:column-width="2.4618in"/>
    </style:style>
    <style:style style:name="co25" style:family="table-column">
      <style:table-column-properties fo:break-before="auto" style:column-width="2.8866in"/>
    </style:style>
    <style:style style:name="co26" style:family="table-column">
      <style:table-column-properties fo:break-before="auto" style:column-width="1.7264in"/>
    </style:style>
    <style:style style:name="co27" style:family="table-column">
      <style:table-column-properties fo:break-before="auto" style:column-width="4.8665in"/>
    </style:style>
    <style:style style:name="co31" style:family="table-column">
      <style:table-column-properties fo:break-before="auto" style:column-width="1.8717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9382in"/>
    </style:style>
    <style:style style:name="co34" style:family="table-column">
      <style:table-column-properties fo:break-before="auto" style:column-width="1.1874in"/>
    </style:style>
    <style:style style:name="co35" style:family="table-column">
      <style:table-column-properties fo:break-before="auto" style:column-width="2.33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1" table:default-cell-style-name="ce16"/>
        <table:table-column table:style-name="co20" table:default-cell-style-name="ce16"/>
        <table:table-column table:style-name="co22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180078.832419075" calcext:value-type="float">
            <text:p>180078.83</text:p>
          </table:table-cell>
          <table:table-cell table:formula="of:=[.P2]/24" office:value-type="float" office:value="7503.28468412813" calcext:value-type="float">
            <text:p>7503.28</text:p>
          </table:table-cell>
          <table:table-cell table:formula="of:=[.Q2]/31" office:value-type="float" office:value="242.041441423488" calcext:value-type="float">
            <text:p>242.04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47436.8718906509" calcext:value-type="float">
            <text:p>47436.87</text:p>
          </table:table-cell>
          <table:table-cell table:formula="of:=[.P9]/24" office:value-type="float" office:value="1976.53632877712" calcext:value-type="float">
            <text:p>1976.54</text:p>
          </table:table-cell>
          <table:table-cell table:formula="of:=[.Q9]/31" office:value-type="float" office:value="63.7592364121652" calcext:value-type="float">
            <text:p>63.76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26728.7684110118" calcext:value-type="float">
            <text:p>26728.77</text:p>
          </table:table-cell>
          <table:table-cell table:formula="of:=[.P14]/24" office:value-type="float" office:value="1113.69868379216" calcext:value-type="float">
            <text:p>1113.70</text:p>
          </table:table-cell>
          <table:table-cell table:formula="of:=[.Q14]/31" office:value-type="float" office:value="35.9257639932955" calcext:value-type="float">
            <text:p>35.93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34416.2364746572" calcext:value-type="float">
            <text:p>34416.24</text:p>
          </table:table-cell>
          <table:table-cell table:formula="of:=[.P18]/24" office:value-type="float" office:value="1434.00985311072" calcext:value-type="float">
            <text:p>1434.01</text:p>
          </table:table-cell>
          <table:table-cell table:formula="of:=[.Q18]/31" office:value-type="float" office:value="46.2583823584103" calcext:value-type="float">
            <text:p>46.26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26403.0986605969" calcext:value-type="float">
            <text:p>26403.10</text:p>
          </table:table-cell>
          <table:table-cell table:formula="of:=[.P22]/24" office:value-type="float" office:value="1100.12911085821" calcext:value-type="float">
            <text:p>1100.13</text:p>
          </table:table-cell>
          <table:table-cell table:formula="of:=[.Q22]/31" office:value-type="float" office:value="35.4880358341357" calcext:value-type="float">
            <text:p>35.49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14982.9423676999" calcext:value-type="float">
            <text:p>14982.94</text:p>
          </table:table-cell>
          <table:table-cell table:formula="of:=[.P26]/24" office:value-type="float" office:value="624.289265320829" calcext:value-type="float">
            <text:p>624.29</text:p>
          </table:table-cell>
          <table:table-cell table:formula="of:=[.Q26]/31" office:value-type="float" office:value="20.1383633974461" calcext:value-type="float">
            <text:p>2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2489.5913287053" calcext:value-type="float">
            <text:p>12489.59</text:p>
          </table:table-cell>
          <table:table-cell table:formula="of:=[.P29]/24" office:value-type="float" office:value="520.399638696052" calcext:value-type="float">
            <text:p>520.40</text:p>
          </table:table-cell>
          <table:table-cell table:formula="of:=[.Q29]/31" office:value-type="float" office:value="16.7870851192275" calcext:value-type="float">
            <text:p>16.7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23279.2127070188" calcext:value-type="float">
            <text:p>23279.21</text:p>
          </table:table-cell>
          <table:table-cell table:formula="of:=[.P32]/24" office:value-type="float" office:value="969.967196125785" calcext:value-type="float">
            <text:p>969.97</text:p>
          </table:table-cell>
          <table:table-cell table:formula="of:=[.Q32]/31" office:value-type="float" office:value="31.2892643911544" calcext:value-type="float">
            <text:p>31.29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14840.8821969516" calcext:value-type="float">
            <text:p>14840.88</text:p>
          </table:table-cell>
          <table:table-cell table:formula="of:=[.P36]/24" office:value-type="float" office:value="618.370091539649" calcext:value-type="float">
            <text:p>618.37</text:p>
          </table:table-cell>
          <table:table-cell table:formula="of:=[.Q36]/31" office:value-type="float" office:value="19.9474223077306" calcext:value-type="float">
            <text:p>19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21223.4948501437" calcext:value-type="float">
            <text:p>21223.49</text:p>
          </table:table-cell>
          <table:table-cell table:formula="of:=[.P39]/24" office:value-type="float" office:value="884.312285422653" calcext:value-type="float">
            <text:p>884.31</text:p>
          </table:table-cell>
          <table:table-cell table:formula="of:=[.Q39]/31" office:value-type="float" office:value="28.5262027555694" calcext:value-type="float">
            <text:p>28.5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14831.7727707719" calcext:value-type="float">
            <text:p>14831.77</text:p>
          </table:table-cell>
          <table:table-cell table:formula="of:=[.P42]/24" office:value-type="float" office:value="617.990532115494" calcext:value-type="float">
            <text:p>617.99</text:p>
          </table:table-cell>
          <table:table-cell table:formula="of:=[.Q42]/31" office:value-type="float" office:value="19.9351784553385" calcext:value-type="float">
            <text:p>19.9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1145.6951194851" calcext:value-type="float">
            <text:p>11145.70</text:p>
          </table:table-cell>
          <table:table-cell table:formula="of:=[.P45]/24" office:value-type="float" office:value="464.403963311881" calcext:value-type="float">
            <text:p>464.40</text:p>
          </table:table-cell>
          <table:table-cell table:formula="of:=[.Q45]/31" office:value-type="float" office:value="14.9807730100607" calcext:value-type="float">
            <text:p>14.98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0367.8597203134" calcext:value-type="float">
            <text:p>10367.86</text:p>
          </table:table-cell>
          <table:table-cell table:formula="of:=[.P49]/24" office:value-type="float" office:value="431.994155013057" calcext:value-type="float">
            <text:p>431.99</text:p>
          </table:table-cell>
          <table:table-cell table:formula="of:=[.Q49]/31" office:value-type="float" office:value="13.9352953230018" calcext:value-type="float">
            <text:p>13.94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3551.75654361789" calcext:value-type="float">
            <text:p>3551.76</text:p>
          </table:table-cell>
          <table:table-cell table:formula="of:=[.P52]/24" office:value-type="float" office:value="147.989855984079" calcext:value-type="float">
            <text:p>147.99</text:p>
          </table:table-cell>
          <table:table-cell table:formula="of:=[.Q52]/31" office:value-type="float" office:value="4.77386632206706" calcext:value-type="float">
            <text:p>4.7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1595.06260111876" calcext:value-type="float">
            <text:p>1595.06</text:p>
          </table:table-cell>
          <table:table-cell table:formula="of:=[.P55]/24" office:value-type="float" office:value="66.4609417132818" calcext:value-type="float">
            <text:p>66.46</text:p>
          </table:table-cell>
          <table:table-cell table:formula="of:=[.Q55]/31" office:value-type="float" office:value="2.14390134558974" calcext:value-type="float">
            <text:p>2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210.819953322506" calcext:value-type="float">
            <text:p>210.82</text:p>
          </table:table-cell>
          <table:table-cell table:formula="of:=[.P58]/24" office:value-type="float" office:value="8.78416472177107" calcext:value-type="float">
            <text:p>8.78</text:p>
          </table:table-cell>
          <table:table-cell table:formula="of:=[.Q58]/31" office:value-type="float" office:value="0.283360152315196" calcext:value-type="float">
            <text:p>0.2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248.670885542103" calcext:value-type="float">
            <text:p>248.67</text:p>
          </table:table-cell>
          <table:table-cell table:formula="of:=[.P61]/24" office:value-type="float" office:value="10.3612868975876" calcext:value-type="float">
            <text:p>10.36</text:p>
          </table:table-cell>
          <table:table-cell table:formula="of:=[.Q61]/31" office:value-type="float" office:value="0.334235061212505" calcext:value-type="float">
            <text:p>0.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243.720418940621" calcext:value-type="float">
            <text:p>243.72</text:p>
          </table:table-cell>
          <table:table-cell table:formula="of:=[.P64]/24" office:value-type="float" office:value="10.1550174558592" calcext:value-type="float">
            <text:p>10.16</text:p>
          </table:table-cell>
          <table:table-cell table:formula="of:=[.Q64]/31" office:value-type="float" office:value="0.327581208253523" calcext:value-type="float">
            <text:p>0.3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82.7306234712116" calcext:value-type="float">
            <text:p>82.73</text:p>
          </table:table-cell>
          <table:table-cell table:formula="of:=[.P67]/24" office:value-type="float" office:value="3.44710931130048" calcext:value-type="float">
            <text:p>3.45</text:p>
          </table:table-cell>
          <table:table-cell table:formula="of:=[.Q67]/31" office:value-type="float" office:value="0.11119707455808" calcext:value-type="float">
            <text:p>0.1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68.4027904486964" calcext:value-type="float">
            <text:p>68.40</text:p>
          </table:table-cell>
          <table:table-cell table:formula="of:=[.P70]/24" office:value-type="float" office:value="2.85011626869568" calcext:value-type="float">
            <text:p>2.85</text:p>
          </table:table-cell>
          <table:table-cell table:formula="of:=[.Q70]/31" office:value-type="float" office:value="0.0919392344740543" calcext:value-type="float">
            <text:p>0.0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57.2751739584634" calcext:value-type="float">
            <text:p>57.28</text:p>
          </table:table-cell>
          <table:table-cell table:formula="of:=[.P73]/24" office:value-type="float" office:value="2.38646558160264" calcext:value-type="float">
            <text:p>2.39</text:p>
          </table:table-cell>
          <table:table-cell table:formula="of:=[.Q73]/31" office:value-type="float" office:value="0.0769827606968594" calcext:value-type="float">
            <text:p>0.0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58.7241130482694" calcext:value-type="float">
            <text:p>58.72</text:p>
          </table:table-cell>
          <table:table-cell table:formula="of:=[.P76]/24" office:value-type="float" office:value="2.44683804367789" calcext:value-type="float">
            <text:p>2.45</text:p>
          </table:table-cell>
          <table:table-cell table:formula="of:=[.Q76]/31" office:value-type="float" office:value="0.0789302594734804" calcext:value-type="float">
            <text:p>0.0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68.1952484884861" calcext:value-type="float">
            <text:p>68.20</text:p>
          </table:table-cell>
          <table:table-cell table:formula="of:=[.P79]/24" office:value-type="float" office:value="2.84146868702025" calcext:value-type="float">
            <text:p>2.84</text:p>
          </table:table-cell>
          <table:table-cell table:formula="of:=[.Q79]/31" office:value-type="float" office:value="0.0916602802264598" calcext:value-type="float">
            <text:p>0.0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229.248825308786" calcext:value-type="float">
            <text:p>229.25</text:p>
          </table:table-cell>
          <table:table-cell table:formula="of:=[.P82]/24" office:value-type="float" office:value="9.55203438786608" calcext:value-type="float">
            <text:p>9.55</text:p>
          </table:table-cell>
          <table:table-cell table:formula="of:=[.Q82]/31" office:value-type="float" office:value="0.308130141544067" calcext:value-type="float">
            <text:p>0.31</text:p>
          </table:table-cell>
          <table:table-cell table:number-columns-repeated="1006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</table:table>
      <table:table table:name="Facts" table:style-name="ta1"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0217021" calcext:value-type="float">
            <text:p>60,217,021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377548653" calcext:value-type="float">
            <text:p>377,548,653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41893543" calcext:value-type="float">
            <text:p>41,893,543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4411797242" calcext:value-type="float">
            <text:p>4,411,797,242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32860870" calcext:value-type="float">
            <text:p>32,860,870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12482899" calcext:value-type="float">
            <text:p>12,482,89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6.26979958042096" calcext:value-type="float">
            <text:p>6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15071860" calcext:value-type="float">
            <text:p>15,071,860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9951538951088" calcext:value-type="float">
            <text:p>66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20334166" calcext:value-type="float">
            <text:p>20,334,166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7294.63829695767" calcext:value-type="float">
            <text:p>7,295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68236072" calcext:value-type="float">
            <text:p>68,236,072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1702.08226929012" calcext:value-type="float">
            <text:p>1,70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86669243" calcext:value-type="float">
            <text:p>186,669,243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3974031568" calcext:value-type="float">
            <text:p>3,974,031,568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9:34:02.963432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6-19T19:37:24.956191007</dc:date>
    <dc:creator>Karl Davis</dc:creator>
    <meta:editing-duration>P5DT20H39M51S</meta:editing-duration>
    <meta:editing-cycles>60</meta:editing-cycles>
    <meta:generator>LibreOffice/4.2.8.2$Linux_X86_64 LibreOffice_project/420m0$Build-2</meta:generator>
    <meta:document-statistic meta:table-count="3" meta:cell-count="5601" meta:object-count="0"/>
  </office:meta>
</office:document-meta>
</file>